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roid Sans Mono" svg:font-family="'Droid Sans Mono'"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29659" officeooo:paragraph-rsid="00129659"/>
    </style:style>
    <style:style style:name="P2" style:family="paragraph" style:parent-style-name="Standard">
      <style:text-properties officeooo:rsid="0012af32" officeooo:paragraph-rsid="0012af32"/>
    </style:style>
    <style:style style:name="P3" style:family="paragraph" style:parent-style-name="Standard">
      <style:text-properties officeooo:rsid="001681fa" officeooo:paragraph-rsid="0012af32"/>
    </style:style>
    <style:style style:name="P4" style:family="paragraph" style:parent-style-name="Standard">
      <style:text-properties officeooo:rsid="001681fa" officeooo:paragraph-rsid="001681fa"/>
    </style:style>
    <style:style style:name="P5" style:family="paragraph" style:parent-style-name="Standard">
      <style:text-properties officeooo:rsid="001d4939" officeooo:paragraph-rsid="001d4939"/>
    </style:style>
    <style:style style:name="P6" style:family="paragraph" style:parent-style-name="Standard">
      <style:text-properties officeooo:rsid="001e03fd" officeooo:paragraph-rsid="001e03fd"/>
    </style:style>
    <style:style style:name="P7" style:family="paragraph" style:parent-style-name="Standard">
      <style:text-properties style:font-name="Droid Sans Mono" fo:font-size="5pt" officeooo:rsid="001d4939" officeooo:paragraph-rsid="001d4939" style:font-size-asian="5pt" style:font-size-complex="5pt"/>
    </style:style>
    <style:style style:name="P8" style:family="paragraph" style:parent-style-name="Standard">
      <style:text-properties style:font-name="DejaVu Sans Mono" fo:font-size="5pt" officeooo:rsid="001d4939" officeooo:paragraph-rsid="001d4939" style:font-size-asian="5pt" style:font-size-complex="5pt"/>
    </style:style>
    <style:style style:name="P9" style:family="paragraph" style:parent-style-name="Standard">
      <style:text-properties style:font-name="DejaVu Sans Mono" fo:font-size="11pt" officeooo:rsid="001d4939" officeooo:paragraph-rsid="0027e13d" style:font-size-asian="11pt" style:font-size-complex="11pt"/>
    </style:style>
    <style:style style:name="P10" style:family="paragraph" style:parent-style-name="Standard">
      <style:text-properties style:font-name="DejaVu Sans Mono" fo:font-size="11pt" officeooo:rsid="001d4939" officeooo:paragraph-rsid="0028a1dc" style:font-size-asian="11pt" style:font-size-complex="11pt"/>
    </style:style>
    <style:style style:name="P11" style:family="paragraph" style:parent-style-name="Standard">
      <style:text-properties officeooo:rsid="001fdcfd" officeooo:paragraph-rsid="001fdcfd"/>
    </style:style>
    <style:style style:name="P12" style:family="paragraph" style:parent-style-name="Standard">
      <style:text-properties officeooo:rsid="00217d1d" officeooo:paragraph-rsid="00217d1d"/>
    </style:style>
    <style:style style:name="P13" style:family="paragraph" style:parent-style-name="Standard">
      <style:text-properties officeooo:rsid="0022900c" officeooo:paragraph-rsid="0022900c"/>
    </style:style>
    <style:style style:name="P14" style:family="paragraph" style:parent-style-name="Standard">
      <style:text-properties officeooo:rsid="0022900c" officeooo:paragraph-rsid="0023c2af"/>
    </style:style>
    <style:style style:name="P15" style:family="paragraph" style:parent-style-name="Standard">
      <style:text-properties officeooo:rsid="0023c2af" officeooo:paragraph-rsid="0023c2af"/>
    </style:style>
    <style:style style:name="P16" style:family="paragraph" style:parent-style-name="Standard">
      <style:text-properties fo:font-size="11pt" officeooo:rsid="001d4939" officeooo:paragraph-rsid="001d4939" style:font-size-asian="11pt" style:font-size-complex="11pt"/>
    </style:style>
    <style:style style:name="P17" style:family="paragraph" style:parent-style-name="Standard">
      <style:text-properties fo:font-size="11pt" officeooo:rsid="0028f73d" officeooo:paragraph-rsid="0028f73d" style:font-size-asian="11pt" style:font-size-complex="11pt"/>
    </style:style>
    <style:style style:name="P18" style:family="paragraph" style:parent-style-name="Standard">
      <style:text-properties fo:font-size="11pt" officeooo:rsid="002a8f03" officeooo:paragraph-rsid="002a8f03" style:font-size-asian="11pt" style:font-size-complex="11pt"/>
    </style:style>
    <style:style style:name="P19" style:family="paragraph" style:parent-style-name="Standard">
      <style:text-properties officeooo:rsid="0026bed7" officeooo:paragraph-rsid="0026bed7"/>
    </style:style>
    <style:style style:name="P20" style:family="paragraph" style:parent-style-name="Standard">
      <style:text-properties officeooo:rsid="002d7419" officeooo:paragraph-rsid="002d7419"/>
    </style:style>
    <style:style style:name="P21" style:family="paragraph" style:parent-style-name="Standard">
      <style:text-properties officeooo:rsid="001d4939" officeooo:paragraph-rsid="001d4939"/>
    </style:style>
    <style:style style:name="P22" style:family="paragraph" style:parent-style-name="Standard">
      <style:text-properties style:text-underline-style="solid" style:text-underline-width="auto" style:text-underline-color="font-color" officeooo:rsid="001e03fd" officeooo:paragraph-rsid="001e03fd"/>
    </style:style>
    <style:style style:name="P23" style:family="paragraph" style:parent-style-name="Standard">
      <style:text-properties style:text-underline-style="solid" style:text-underline-width="auto" style:text-underline-color="font-color" officeooo:rsid="001681fa" officeooo:paragraph-rsid="001681fa"/>
    </style:style>
    <style:style style:name="P24" style:family="paragraph" style:parent-style-name="Standard">
      <style:text-properties style:text-underline-style="solid" style:text-underline-width="auto" style:text-underline-color="font-color" officeooo:rsid="00129659" officeooo:paragraph-rsid="00129659"/>
    </style:style>
    <style:style style:name="P25" style:family="paragraph" style:parent-style-name="Standard">
      <style:text-properties style:text-underline-style="solid" style:text-underline-width="auto" style:text-underline-color="font-color" officeooo:rsid="00217d1d" officeooo:paragraph-rsid="00217d1d"/>
    </style:style>
    <style:style style:name="P26" style:family="paragraph" style:parent-style-name="Standard">
      <style:text-properties style:text-underline-style="solid" style:text-underline-width="auto" style:text-underline-color="font-color" officeooo:rsid="0023c2af" officeooo:paragraph-rsid="0023c2af"/>
    </style:style>
    <style:style style:name="T1" style:family="text">
      <style:text-properties officeooo:rsid="0012ad5d"/>
    </style:style>
    <style:style style:name="T2" style:family="text">
      <style:text-properties officeooo:rsid="001d4939"/>
    </style:style>
    <style:style style:name="T3" style:family="text">
      <style:text-properties officeooo:rsid="0027e13d"/>
    </style:style>
    <style:style style:name="T4" style:family="text">
      <style:text-properties officeooo:rsid="0028a1dc"/>
    </style:style>
    <style:style style:name="T5" style:family="text">
      <style:text-properties officeooo:rsid="002a8f03"/>
    </style:style>
    <style:style style:name="T6" style:family="text">
      <style:text-properties officeooo:rsid="002c1888"/>
    </style:style>
    <style:style style:name="T7" style:family="text">
      <style:text-properties officeooo:rsid="002d7419"/>
    </style:style>
    <style:style style:name="T8" style:family="text">
      <style:text-properties style:text-underline-style="solid" style:text-underline-width="auto" style:text-underline-color="font-color"/>
    </style:style>
    <style:style style:name="T9" style:family="text">
      <style:text-properties officeooo:rsid="002f73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D2421 Machine Learning - Lab 1: Decision Trees</text:p>
      <text:p text:style-name="Standard"/>
      <text:p text:style-name="Standard"/>
      <text:p text:style-name="P24">Assig<text:span text:style-name="T1">n</text:span>ment 0:</text:p>
      <text:p text:style-name="P1"/>
      <text:p text:style-name="P1">We believe, that I would be the easiest to learn the monk-<text:span text:style-name="T1">1</text:span> dataset, because <text:span text:style-name="T1">it 3 parameters it depends on, while having a disjunction at the very top level, that already determines one subtree of the three resulting ones. The other subtrees have only a height of another 2 nodes (+1 leaf), because it depends on only the attributes a1 &amp; a2.<text:line-break/><text:line-break/>In contrast, the hardest problem to learn is the MONK-2 dataset, because its data points depend on all six attributes. You could translate it in a disjunctive term, that would in term be lenghty decision tree to traverse, because at each node only one attribute could be asked. This means, that the tree would need at least a height of six. </text:span></text:p>
      <text:p text:style-name="P2"><text:line-break/>Monk-3, has “only” 4 attributes, making it once again easier to traverse.</text:p>
      <text:p text:style-name="P3"/>
      <text:p text:style-name="P23">Assignment 1:</text:p>
      <text:p text:style-name="P4">MONK-1 entropy is: 1.0</text:p>
      <text:p text:style-name="P4">MONK-2 entropy is: 0.957117428264771</text:p>
      <text:p text:style-name="P4">MONK-3 entropy is: 0.9998061328047111<text:span text:style-name="T2">7</text:span></text:p>
      <text:p text:style-name="P4"/>
      <text:p text:style-name="P22">Assignment 2:</text:p>
      <text:p text:style-name="P6"/>
      <text:p text:style-name="P19">For a uniform distribution the entropy is <text:span text:style-name="T7">maximal. There is the same possibility for every event, so it is maximally unclear which event will occur. So this means there will be maximal entropy.</text:span></text:p>
      <text:p text:style-name="P19"/>
      <text:p text:style-name="P20">An ex<text:span text:style-name="T9">ample of a low entropy would be having a coin that is rigged. E.g. it lands on head with p = 95%. As such our entropy value will be very low.<text:line-break/>Looking at the formula it is possible to see that log_2(0.95) is near -0.</text:span></text:p>
      <text:p text:style-name="P5"/>
      <text:p text:style-name="P5"><text:span text:style-name="T8">Assignment 3:</text:span></text:p>
      <text:p text:style-name="P5"/>
      <text:p text:style-name="P8">MONK-X | <text:s/>A1 <text:s text:c="22"/>A2 <text:s text:c="22"/>A3 <text:s text:c="22"/>A4 <text:s text:c="22"/>A5 <text:s text:c="22"/>A6 <text:s text:c="22"/></text:p>
      <text:p text:style-name="P8">------------------------------------------------------------------------------------------------------------------------------------------------------</text:p>
      <text:p text:style-name="P8">MONK-1 | <text:s text:c="2"/>75.27255560831925 <text:s text:c="7"/>5.838429962909286 <text:s text:c="7"/>4.70756661729721 <text:s text:c="8"/>26.31169650768228 <text:s text:c="7"/>287.03074971578434 <text:s text:c="6"/>0.7578557158638421 <text:s text:c="6"/></text:p>
      <text:p text:style-name="P8">MONK-2 | <text:s text:c="2"/>3.7561773775118823 <text:s text:c="6"/>2.4584986660830532 <text:s text:c="6"/>1.0561477158920196 <text:s text:c="6"/>15.664247292643818 <text:s text:c="6"/>17.27717693791797 <text:s text:c="7"/>6.247622236881467 <text:s text:c="7"/></text:p>
      <text:p text:style-name="P8">MONK-3 | <text:s text:c="2"/>7.120868396071844 <text:s text:c="7"/>293.7361735083887 <text:s text:c="7"/>0.8311140445336207 <text:s text:c="6"/>2.891817288654397 <text:s text:c="7"/>255.91172461972755 <text:s text:c="6"/>7.077026074097326 <text:s text:c="7"/></text:p>
      <text:p text:style-name="P7"/>
      <text:p text:style-name="P5"/>
      <text:p text:style-name="P11">For MONK-1 the best attribute to split at the root node is thus A5.</text:p>
      <text:p text:style-name="P11">For MONK-2 the best attribute to split at the root node is thus A5.</text:p>
      <text:p text:style-name="P11">For MONK-3 the best attribute to split at the root node is thus A2.</text:p>
      <text:p text:style-name="P11"/>
      <text:p text:style-name="P25">Assignment 4:</text:p>
      <text:p text:style-name="P12"/>
      <text:p text:style-name="P13">With a maximized information gain, the sum of the subset entropys is minimized.</text:p>
      <text:p text:style-name="P13">The entropy of the subsets should be as small as possible after splitting by an attribute. </text:p>
      <text:p text:style-name="P13">Following this, of course we chose the attribute with the highest information gaining, trying to reduce the entropy as much as possible.</text:p>
      <text:p text:style-name="P13">Because entropy indicates for us the chaos in the dataset, if our entropy is minized in the subset, that means that hopefully all samples belong to one class, either 0 or 1. <text:line-break/>If that would be the case, we are done with the reduction of this subset, because they all belong to one class. <text:line-break/>We want to reduce the necessary amount of splitting steps that are needed to retrieve subsets that are “clean”.</text:p>
      <text:p text:style-name="P13"><text:soft-page-break/></text:p>
      <text:p text:style-name="P15"/>
      <text:p text:style-name="P15"/>
      <text:p text:style-name="P15"/>
      <text:p text:style-name="P15"/>
      <text:p text:style-name="P15"/>
      <text:p text:style-name="P15"/>
      <text:p text:style-name="P26">Assignment 5:</text:p>
      <text:p text:style-name="P14"/>
      <text:p text:style-name="P9">MONK-X | <text:s/><text:span text:style-name="T3">Train</text:span> <text:s text:c="17"/><text:tab/><text:span text:style-name="T3">Test</text:span> <text:s text:c="43"/></text:p>
      <text:p text:style-name="P9">------------------------------------------------------------</text:p>
      <text:p text:style-name="P10">MONK-1 | <text:s text:c="2"/><text:span text:style-name="T4">1.0<text:tab/></text:span><text:tab/><text:tab/> <text:s text:c="6"/>0.8287037037037037 <text:s text:c="12"/></text:p>
      <text:p text:style-name="P10">MONK-2 | <text:s text:c="2"/><text:span text:style-name="T4">1.0<text:tab/><text:tab/><text:tab/></text:span> <text:s text:c="6"/>0.6921296296296297 <text:s text:c="5"/></text:p>
      <text:p text:style-name="P10">MONK-3 | <text:s text:c="2"/><text:span text:style-name="T4">1.0<text:tab/><text:tab/><text:tab/></text:span> <text:s text:c="6"/>0.9444444444444444 <text:s text:c="2"/></text:p>
      <text:p text:style-name="P16"/>
      <text:p text:style-name="P16"/>
      <text:p text:style-name="P17">The training sets all have an accuracy of 1.0.<text:line-break/>At first this was surprising for dataset monk-3, since it was supposed to have noise in the training data, so it would intuitively make sense for it to have some level of incorrectness.</text:p>
      <text:p text:style-name="P17">But after more detailed examination, it makes total sense to have full accuracy on all training sets, because even with ‘factual’ wrong data, the expected result is still given for the training set as it still returns its factual wrong but training-like value.</text:p>
      <text:p text:style-name="P17">For the test results, it is <text:span text:style-name="T5">not </text:span>surprising that the highest amount of <text:span text:style-name="T5">errors occurred in the second dataset.<text:line-break/>As stated beforehand, it should not be possible to truncate a branch that returns ‘true’ to less of a level of 6.<text:line-break/>Looking at the calculated tree, a lot of leaves with ‘true’ are at levels 3 to 5, where there is still the possibility of another attribute in addition to the examined to have the value 1, thus potentionally returning false results in the test data.</text:span></text:p>
      <text:p text:style-name="P18">For the first dataset it is possible to examine the tree, to see that not all of the branches, have examine all tree attributes (or at least a5). Some branches are truncated after just having either A1 or A2 in their path to the leaf, this means below that there is still potential for error<text:span text:style-name="T6">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roid Sans Mono" svg:font-family="'Droid Sans Mono'"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2T16:03:31.900067206</meta:creation-date>
    <dc:date>2019-09-17T01:07:54.296178727</dc:date>
    <meta:editing-duration>PT5H39M1S</meta:editing-duration>
    <meta:editing-cycles>15</meta:editing-cycles>
    <meta:generator>LibreOffice/6.0.7.3$Linux_X86_64 LibreOffice_project/00m0$Build-3</meta:generator>
    <meta:document-statistic meta:table-count="0" meta:image-count="0" meta:object-count="0" meta:page-count="2" meta:paragraph-count="35" meta:word-count="688" meta:character-count="4638" meta:non-whitespace-character-count="3599"/>
  </office:meta>
</office:document-meta>
</file>